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officeooo:rsid="001a899c" officeooo:paragraph-rsid="001a899c" style:font-size-asian="18pt" style:font-size-complex="18pt"/>
    </style:style>
    <style:style style:name="P2" style:family="paragraph" style:parent-style-name="Standard">
      <style:text-properties fo:font-size="18pt" officeooo:rsid="001bf872" officeooo:paragraph-rsid="001bf872" style:font-size-asian="18pt" style:font-size-complex="18pt"/>
    </style:style>
    <style:style style:name="P3" style:family="paragraph" style:parent-style-name="Standard">
      <style:text-properties fo:font-size="18pt" style:text-underline-style="solid" style:text-underline-width="auto" style:text-underline-color="font-color" officeooo:rsid="001a899c" officeooo:paragraph-rsid="001a899c" style:font-size-asian="18pt" style:font-size-complex="18pt"/>
    </style:style>
    <style:style style:name="P4" style:family="paragraph" style:parent-style-name="Standard">
      <style:text-properties fo:font-size="18pt" style:text-underline-style="none" officeooo:rsid="001a899c" officeooo:paragraph-rsid="001a899c" style:font-size-asian="18pt" style:font-size-complex="18pt"/>
    </style:style>
    <style:style style:name="P5" style:family="paragraph" style:parent-style-name="Standard">
      <style:text-properties fo:font-size="18pt" style:text-underline-style="none" officeooo:rsid="001bf872" officeooo:paragraph-rsid="001bf872"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in Strenghts</text:p>
      <text:p text:style-name="P1">1. Envisage team had great team bonding not only intra team but inter team as well.</text:p>
      <text:p text:style-name="P1">2. The mentor ship that was provided to the teams was too good the mentors helped a lot.</text:p>
      <text:p text:style-name="P2">3. The experience that the cordinators gained from being the part of the envisage team was priceless. The time with the team could'nt have been spent better .</text:p>
      <text:p text:style-name="P3">Accomplishments</text:p>
      <text:p text:style-name="P5"><text:tab/>From the time the team envisage spent on their projects the returns were immense. The virtual intruments team had were signed up by the spi cinemeas. Their were teams breaking world records like the p.o.v. had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4:19:16.398758143</meta:creation-date>
    <dc:date>2017-04-06T14:48:23.963704324</dc:date>
    <meta:editing-duration>PT13M57S</meta:editing-duration>
    <meta:editing-cycles>1</meta:editing-cycles>
    <meta:document-statistic meta:table-count="0" meta:image-count="0" meta:object-count="0" meta:page-count="1" meta:paragraph-count="6" meta:word-count="101" meta:character-count="569" meta:non-whitespace-character-count="472"/>
    <meta:generator>LibreOffice/4.2.8.2$Linux_X86_64 LibreOffice_project/420m0$Build-2</meta:generator>
  </office:meta>
</office:document-meta>
</file>